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advantage of </text:span><text:span text:style-name="Source_20_Text"><text:span text:style-name="T2">.gitignore</text:span></text:span><text:span text:style-name="T1"> is that it can be checked into the repository itself, unlike </text:span><text:span text:style-name="Source_20_Text"><text:span text:style-name="T2">.git/info/exclude</text:span></text:span><text:span text:style-name="T1">. Another advantage is that you can have multiple </text:span><text:span text:style-name="Source_20_Text"><text:span text:style-name="T2">.gitignore</text:span></text:span><text:span text:style-name="T1"> files, one inside each directory/subdirectory for directory specific ignore rules, unlike </text:span><text:span text:style-name="Source_20_Text"><text:span text:style-name="T2">.git/info/exclude</text:span></text:span><text:span text:style-name="T1">.</text:span></text:p>
      <text:p text:style-name="P1"><text:span text:style-name="T1">So, </text:span><text:span text:style-name="Source_20_Text"><text:span text:style-name="T2">.gitignore</text:span></text:span><text:span text:style-name="T1"> is available across all clones of the repository. Therefore, in large teams all people are ignoring the same kind of files Example </text:span><text:span text:style-name="Source_20_Text"><text:span text:style-name="T2">*.db</text:span></text:span><text:span text:style-name="T1">, </text:span><text:span text:style-name="Source_20_Text"><text:span text:style-name="T2">*.log</text:span></text:span><text:span text:style-name="T1">. And you can have more specific ignore rules because of multiple </text:span><text:span text:style-name="Source_20_Text"><text:span text:style-name="T2">.gitignore</text:span></text:span><text:span text:style-name="T1">.</text:span></text:p>
      <text:p text:style-name="P1"><text:span text:style-name="Source_20_Text"><text:span text:style-name="T2">.git/info/exclude</text:span></text:span><text:span text:style-name="T1"> is available for individual clones only, hence what one person ignores in his clone is not available in some other person's clone. For example, if someone uses </text:span><text:span text:style-name="Source_20_Text"><text:span text:style-name="T2">Eclipse</text:span></text:span><text:span text:style-name="T1"> for development it may make sense for that developer to add </text:span><text:span text:style-name="Source_20_Text"><text:span text:style-name="T2">.build</text:span></text:span><text:span text:style-name="T1"> folder to </text:span><text:span text:style-name="Source_20_Text"><text:span text:style-name="T2">.git/info/exclude</text:span></text:span><text:span text:style-name="T1">because other devs may not be using Eclipse.</text:span></text:p>
      <text:p text:style-name="P1"><text:span text:style-name="T1">In general, files/ignore rules that have to be universally ignored should go in </text:span><text:span text:style-name="Source_20_Text"><text:span text:style-name="T2">.gitignore</text:span></text:span><text:span text:style-name="T1">, and otherwise files that you want to ignore only on your local clone should go into </text:span><text:span text:style-name="Source_20_Text"><text:span text:style-name="T2">.git/info/exclude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$Win32 OpenOffice.org_project/411m6$Build-9775</meta:generator>
    <dc:date>2016-02-01T10:39:21.51</dc:date>
    <meta:document-statistic meta:table-count="0" meta:image-count="0" meta:object-count="0" meta:page-count="1" meta:paragraph-count="4" meta:word-count="157" meta:character-count="1026"/>
    <meta:user-defined meta:name="Info 1"/>
    <meta:user-defined meta:name="Info 2"/>
    <meta:user-defined meta:name="Info 3"/>
    <meta:user-defined meta:name="Info 4"/>
  </office:meta>
</office:document-meta>
</file>